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74.89mm" svg:y="28.42mm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09:29:43.184390733</meta:creation-date>
    <dc:date>2019-08-16T09:33:53.872011030</dc:date>
    <meta:editing-duration>PT4M7S</meta:editing-duration>
    <meta:editing-cycles>6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56cm" svg:y="0.316cm" chart:style-name="ch2">
          <text:p>Assignment Prob </text:p>
        </chart:title>
        <chart:subtitle svg:x="6.91cm" svg:y="1.275cm" chart:style-name="ch3">
          <text:p>Brute Force</text:p>
        </chart:subtitle>
        <chart:legend chart:legend-position="end" svg:x="13.384cm" svg:y="4.203cm" style:legend-expansion="high" chart:style-name="ch4"/>
        <chart:plot-area chart:style-name="ch5" table:cell-range-address="Sheet1.A1:Sheet1.B6" chart:data-source-has-labels="row" svg:x="1.33cm" svg:y="2.138cm" svg:width="11.735cm" svg:height="5.706cm">
          <chartooo:coordinate-region svg:x="1.951cm" svg:y="2.337cm" svg:width="10.874cm" svg:height="4.86cm"/>
          <chart:axis chart:dimension="x" chart:name="primary-x" chart:style-name="ch6">
            <chart:title svg:x="7.047cm" svg:y="8.024cm" chart:style-name="ch7">
              <text:p>n</text:p>
            </chart:title>
          </chart:axis>
          <chart:axis chart:dimension="y" chart:name="primary-y" chart:style-name="ch6">
            <chart:title svg:x="0.451cm" svg:y="5.696cm" chart:style-name="ch8">
              <text:p>OpCount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6</svg:desc>
                </draw:g>
              </table:table-cell>
              <table:table-cell office:value-type="float" office:value="6">
                <text:p>6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